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Лекция 4</text:title></text:p>
      <text:p text:style-name="OrgTitle"/>
      <text:p text:style-name="OrgSubtitle"><text:initial-creator>Ilya Yaroshevskiy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0da7581">1. Табличные модели</text:a></text:p>
          <text:p text:style-name="Contents_20_1"><text:a xlink:type="simple" xlink:href="#org87769cf">2. Модели Крипке</text:a></text:p>
          <text:p text:style-name="Contents_20_1"><text:a xlink:type="simple" xlink:href="#orgfc39b59">3. Доказательство нетабличности</text:a></text:p>
        </text:index-body>
      </text:table-of-content>
      <text:p text:style-name="Text_20_body"><text:span text:style-name="Bold">Предпорядок</text:span> — транзитивное, рефлексивнре
</text:p>
      <text:p text:style-name="Text_20_body"><text:span text:style-name="Bold">Отношение порядка</text:span> (частичный) — антисимметричное, транзитивное, рефлексивное
</text:p>
      <text:p text:style-name="Text_20_body"><text:span text:style-name="Bold">Линейный порядок</text:span> — порядок в котором <text:span text:style-name="OrgCode">\( a \preceq b\)</text:span> или <text:span text:style-name="OrgCode">\( b \preceq a\)</text:span>
</text:p>
      <text:p text:style-name="Text_20_body"><text:span text:style-name="Bold">Полный порядок</text:span> — линейный, каждое подмножество имеет наименьший элемент. 
</text:p>
      <text:p text:style-name="Text_20_body"><text:span text:style-name="OrgCode">\(\N\)</text:span> — вполне упорядоченное множество
</text:p>
      <text:p text:style-name="Text_20_body"><text:span text:style-name="OrgCode">\(\R\)</text:span> — не вполне упорядоченной множество
</text:p>
      <text:list text:style-name="OrgBulletedList" text:continue-numbering="false">
        <text:list-item>
          <text:p text:style-name="Text_20_body"><text:span text:style-name="OrgCode">\((0, 1)\)</text:span> не имееи наименььшего
</text:p>
        </text:list-item>
        <text:list-item>
          <text:p text:style-name="Text_20_body"><text:span text:style-name="OrgCode">\(\R\)</text:span> не имеет наименьшего
</text:p>
        </text:list-item>
      </text:list>
      <text:h text:style-name="Heading_20_1" text:outline-level="1" text:is-list-header="false">
<text:bookmark-start text:name="OrgXref.org0da7581"/>
<text:bookmark text:name="org0da7581"/>Табличные модели
<text:bookmark-end text:name="OrgXref.org0da7581"/></text:h>
      <text:p text:style-name="Text_20_body">Назовем модель <text:span text:style-name="Bold">табличной</text:span> для ИИВ:
</text:p>
      <text:list text:style-name="OrgBulletedList" text:continue-numbering="false">
        <text:list-item>
          <text:p text:style-name="Text_20_body"><text:span text:style-name="OrgCode">\(V\)</text:span> — множество истинностных значений <text:line-break/><text:span text:style-name="OrgCode">\(f_\to,f_\&amp;, f_V: V^2 \to V\)</text:span>, <text:span text:style-name="OrgCode">\(f_\neg: V \to V\)</text:span> <text:line-break/>Выделенные значения <text:span text:style-name="OrgCode">\(T \in V\)</text:span> <text:line-break/><text:span text:style-name="OrgCode">\(\llbracketp+i\rrbracket \in V\)</text:span> <text:span text:style-name="OrgCode">\(f_p : p_i \to V\)</text:span>
</text:p>
        </text:list-item>
        <text:list-item>
          <text:p text:style-name="Text_20_body"><text:span text:style-name="OrgCode">\(p_i = f_\P(p_i)\)</text:span> <text:line-break/><text:span text:style-name="OrgCode">\(\llbracket\alpha \star \beta\rrbracket = f_\star(\llbracket\alpha\rrbracket, \llbracket\beta\rrbracket)\)</text:span> <text:line-break/><text:span text:style-name="OrgCode">\(\llbracket\neg \alpha\rrbracket = f_\neg(\llbracket\alpha\rrbracket)\)</text:span>
</text:p>
        </text:list-item>
      </text:list>
      <text:p text:style-name="Text_20_body"><text:span text:style-name="Strikethrough">Если <text:span text:style-name="OrgCode">\(\vdash \alpha\)</text:span>, то</text:span> <text:span text:style-name="OrgCode">\(\vDash \alpha\)</text:span> означает, что <text:span text:style-name="OrgCode">\(\llbracket\alpha\rrbracket = T\)</text:span>, при любой <text:span text:style-name="OrgCode">\(f_\P\)</text:span>
</text:p>
      <text:p text:style-name="Text_20_body">Конечная модель: модель где <text:span text:style-name="OrgCode">\(V\)</text:span> — конечно
</text:p>
      <text:p text:style-name="Text_20_body">У ИИВ не существует полной табличной модели
</text:p>
      <text:h text:style-name="Heading_20_1" text:outline-level="1" text:is-list-header="false">
<text:bookmark-start text:name="OrgXref.org87769cf"/>
<text:bookmark text:name="org87769cf"/>Модели Крипке
<text:bookmark-end text:name="OrgXref.org87769cf"/></text:h>
      <text:p text:style-name="Text_20_body">­
</text:p>
      <text:list text:style-name="OrgNumberedList" text:continue-numbering="false">
        <text:list-item>
          <text:p text:style-name="Text_20_body"><text:span text:style-name="OrgCode">\( W = \{W_i\}\)</text:span> — множество миров
</text:p>
        </text:list-item>
        <text:list-item>
          <text:p text:style-name="Text_20_body">частичный порядок(<text:span text:style-name="OrgCode">\(\succeq\)</text:span>)
</text:p>
        </text:list-item>
        <text:list-item>
          <text:p text:style-name="Text_20_body">отношение вынужденности: <text:span text:style-name="OrgCode">\(W_j \Vdash p_i\)</text:span> <text:line-break/><text:span text:style-name="OrgCode">\( (\Vdash)  \subseteq W \times \P\)</text:span> <text:line-break/>При этом, если <text:span text:style-name="OrgCode">\( W_j \Vdash p_i \)</text:span> и <text:span text:style-name="OrgCode">\( W_j \preceq W_k\)</text:span>, то <text:span text:style-name="OrgCode">\( W_j \Vdash p\)</text:span>
</text:p>
        </text:list-item>
      </text:list>
      <text:p text:style-name="Text_20_body">­
</text:p>
      <text:list text:style-name="OrgNumberedList" text:continue-numbering="false">
        <text:list-item>
          <text:p text:style-name="Text_20_body"><text:span text:style-name="OrgCode">\( W_i \Vdash \alpha\)</text:span> и <text:span text:style-name="OrgCode">\( W_i \Vdash \beta\)</text:span>, тогда (и только тогда) <text:span text:style-name="OrgCode">\( W_i \Vdash \alpha \&amp; \beta\)</text:span> <text:line-break/></text:p>
        </text:list-item>
        <text:list-item>
          <text:p text:style-name="Text_20_body"><text:span text:style-name="OrgCode">\( W_i \Vdash \alpha\)</text:span> или <text:span text:style-name="OrgCode">\(W_i \Vdash \beta\)</text:span>, то <text:span text:style-name="OrgCode">\(W_i \Vdash \alpha \vee \beta\)</text:span>
</text:p>
        </text:list-item>
        <text:list-item>
          <text:p text:style-name="Text_20_body">Пусть во всех <text:span text:style-name="OrgCode">\( W_i \preceq W_j\)</text:span> всегда когда <text:span text:style-name="OrgCode">\(W_j \Vdash \alpha\)</text:span> имеет место <text:span text:style-name="OrgCode">\(W_j \Vdash \beta\)</text:span> <text:line-break/>Тогда <text:span text:style-name="OrgCode">\( W_i \Vdash \alpha \to \beta\)</text:span>
</text:p>
        </text:list-item>
        <text:list-item>
          <text:p text:style-name="Text_20_body"><text:span text:style-name="OrgCode">\( W_i \Vdash \neg \alpha\)</text:span> — <text:span text:style-name="OrgCode">\(\alpha\)</text:span> не вынуждено нигде, начиная с <text:span text:style-name="OrgCode">\(W_i\)</text:span>:
<text:span text:style-name="OrgCode">\(W_i \preceq W_j\)</text:span>, то <text:span text:style-name="OrgCode">\(W_j \not\Vdash \alpha\)</text:span>
</text:p>
        </text:list-item>
      </text:list>
      <text:p text:style-name="Text_20_body">Если <text:span text:style-name="OrgCode">\(W_i \Vdash \alpha\)</text:span> и <text:span text:style-name="OrgCode">\( W_i \preceq W_j\)</text:span>, то <text:span text:style-name="OrgCode">\(W_j \Vdash \alpha\)</text:span>
</text:p>
      <text:p text:style-name="Text_20_body">Если <text:span text:style-name="OrgCode">\(W_i \Vdash \alpha\)</text:span> при всех <text:span text:style-name="OrgCode">\( W_i \in W\)</text:span>, то <text:span text:style-name="OrgCode">\(\vDash \alpha\)</text:span>
</text:p>
      <text:p text:style-name="Text_20_body">ИИВ корректна в модели Крипке
</text:p>
      <text:list text:style-name="OrgNumberedList" text:continue-numbering="false">
        <text:list-item>
          <text:p text:style-name="Text_20_body"><text:span text:style-name="OrgCode">\(\langle W, \Omega \rangle\)</text:span> — топология, где <text:span text:style-name="OrgCode">\(\Omega = \{w \subseteq W | \text{если }W_i \in w,\ W_i \preceq W_j,\text{ то } W_j \in w\}\)</text:span> <text:line-break/></text:p>
        </text:list-item>
        <text:list-item>
          <text:p text:style-name="Text_20_body"><text:span text:style-name="OrgCode">\( \{W_k | W_k \Vdash p_j\}\)</text:span> — открытое множество <text:line-break/>Примем <text:span text:style-name="OrgCode">\( \llbracket p_j \rrbracket = \{W_k | W_k \Vdash p_j\}\)</text:span> <text:line-break/>Аналогично <text:span text:style-name="OrgCode">\( \llbracket \alpha \rrbracket = \{W_k | W_k \Vdash \alpha\}\)</text:span>
</text:p>
        </text:list-item>
      </text:list>
      <text:h text:style-name="Heading_20_1" text:outline-level="1" text:is-list-header="false">
<text:bookmark-start text:name="OrgXref.orgfc39b59"/>
<text:bookmark text:name="orgfc39b59"/>Доказательство нетабличности
<text:bookmark-end text:name="OrgXref.orgfc39b59"/></text:h>
      <text:p text:style-name="Text_20_body">Пусть существует конечная табличная модель <text:span text:style-name="OrgCode">\( |V| = n\)</text:span>
<text:span text:style-name="OrgCode">\[ \varphi_n =  \bigvee_{\substack{1 \le i, j \le n + 1 \\ i \neq j}} (p_i \to p_j \&amp;p_j \to p_i)\]</text:span>
</text:p>
      <text:list text:style-name="OrgNumberedList" text:continue-numbering="false">
        <text:list-item>
          <text:p text:style-name="Text_20_body"><text:span text:style-name="OrgCode">\(\not\vdash\varphi\)</text:span>
</text:p>
          <text:p text:style-name="Text_20_body"><text:span text:style-name="OrgCode">\[ W_1 \not\Vdash (p_i \to p_k)\&amp;(p_k\to p_1),\ k\neq 1 \]</text:span>
Значит <text:span text:style-name="OrgCode">\[ \not\vDash (p_i\to p_j)\&amp;(p_j\to p_i) \]</text:span>
<text:span text:style-name="OrgCode">\[ \not\vDash \bigvee (p_i\to p_j)\&amp;(p_j\to p_i) \]</text:span>
<text:span text:style-name="OrgCode">\[ \not\vdash\varphi_n \]</text:span>
</text:p>
        </text:list-item>
        <text:list-item>
          <text:p text:style-name="Text_20_body"><text:span text:style-name="OrgCode">\(\vDash_V \varphi_n\)</text:span>: по признаку Дирихле найдутся <text:span text:style-name="OrgCode">\(i\neq j:\llbracket p_i \rrbracket = \llbracket p_j \rrbracket\)</text:span> <text:line-break/><text:span text:style-name="OrgCode">\( \llbracket p_i \to p_j \rrbracket = \text{И}\)</text:span> и <text:span text:style-name="OrgCode">\( \llbracket \varphi_n \rrbracket = \text{И}\)</text:span> <text:line-break/>Значит <text:span text:style-name="OrgCode">\(\vdash \varphi_n\)</text:span> — противоречие
</text:p>
        </text:list-item>
      </text:list>
      <text:p text:style-name="Text_20_body"><text:span text:style-name="Bold">Дизъюнктивность</text:span> ИИВ: <text:span text:style-name="OrgCode">\( \vdash \alpha \vee \beta\)</text:span> влечет <text:span text:style-name="OrgCode">\(\vdash \alpha\)</text:span> или <text:span text:style-name="OrgCode">\(\vdash \beta\)</text:span>
</text:p>
      <text:p text:style-name="Text_20_body">Гёделева алгебра — алгебра Гейтинга, такая что из <text:span text:style-name="OrgCode">\(\alpha + \beta = 1\)</text:span> следует что <text:span text:style-name="OrgCode">\(\alpha = 1\)</text:span> или <text:span text:style-name="OrgCode">\(\beta = 1\)</text:span> <text:line-break/></text:p>
      <text:p text:style-name="Text_20_body">Пусть <text:span text:style-name="OrgCode">\(\A\)</text:span> — алгебра Гейтинга, тогда:
</text:p>
      <text:list text:style-name="OrgNumberedList" text:continue-numbering="false">
        <text:list-item>
          <text:p text:style-name="Text_20_body"><text:span text:style-name="OrgCode">\(\Gamma(\A)\)</text:span> <text:line-break/></text:p>
          <text:p text:style-name="Text_20_body">Добавим новый элемент <text:span text:style-name="OrgCode">\( 1_{\Gamma(\A)}\)</text:span> перенеименуем <text:span text:style-name="OrgCode">\( 1_\A \)</text:span> в  <text:span text:style-name="OrgCode">\(\omega\)</text:span>
</text:p>
        </text:list-item>
      </text:list>
      <text:p text:style-name="Text_20_body">­
</text:p>
      <text:list text:style-name="OrgBulletedList" text:continue-numbering="false">
        <text:list-item>
          <text:p text:style-name="Text_20_body"><text:span text:style-name="OrgCode">\( \Gamma(\A) \)</text:span> — алгебра Гейтинга
</text:p>
        </text:list-item>
        <text:list-item>
          <text:p text:style-name="Text_20_body"><text:span text:style-name="OrgCode">\( \Gamma(\A) \)</text:span> — Геделева
</text:p>
        </text:list-item>
      </text:list>
      <text:p text:style-name="Text_20_body"><text:span text:style-name="Bold">Гомоморфизм</text:span> алгебр Гейтинга <text:line-break/></text:p>
      <text:list text:style-name="OrgBulletedList" text:continue-numbering="false">
        <text:list-item>
          <text:p text:style-name="Text_20_body"><text:span text:style-name="OrgCode">\(\varphi: \A \to \B \)</text:span>
</text:p>
        </text:list-item>
        <text:list-item>
          <text:p text:style-name="Text_20_body"><text:span text:style-name="OrgCode">\(\varphi(a \star b) = \varphi(a)\star\varphi(b)\)</text:span>
</text:p>
        </text:list-item>
        <text:list-item>
          <text:p text:style-name="Text_20_body"><text:span text:style-name="OrgCode">\(\varphi(1_\A) = 1_\B\)</text:span>
</text:p>
        </text:list-item>
        <text:list-item>
          <text:p text:style-name="Text_20_body"><text:span text:style-name="OrgCode">\(\varphi(0_\A) = 0_\B\)</text:span>
</text:p>
        </text:list-item>
      </text:list>
      <text:p text:style-name="Text_20_body"><text:span text:style-name="OrgCode">\( a \le b\)</text:span>, то <text:span text:style-name="OrgCode">\(\varphi(a) \le \varphi(b)\)</text:span>
</text:p>
      <text:p text:style-name="Text_20_body">­
</text:p>
      <text:list text:style-name="OrgBulletedList" text:continue-numbering="false">
        <text:list-item>
          <text:p text:style-name="Text_20_body"><text:span text:style-name="OrgCode">\(\alpha\)</text:span> — формула ИИВ
</text:p>
        </text:list-item>
        <text:list-item>
          <text:p text:style-name="Text_20_body"><text:span text:style-name="OrgCode">\(f, g \)</text:span>: оценки ИИВ
</text:p>
        </text:list-item>
        <text:list-item>
          <text:p text:style-name="Text_20_body"><text:span text:style-name="OrgCode">\(f\)</text:span>: ИИВ → <text:span text:style-name="OrgCode">\(\A\)</text:span>
</text:p>
        </text:list-item>
        <text:list-item>
          <text:p text:style-name="Text_20_body"><text:span text:style-name="OrgCode">\(g\)</text:span>: ИИВ → <text:span text:style-name="OrgCode">\(\B\)</text:span>
</text:p>
        </text:list-item>
      </text:list>
      <text:p text:style-name="Text_20_body"><text:span text:style-name="OrgCode">\(\varphi\)</text:span> согласованы <text:span text:style-name="OrgCode">\(f, g\)</text:span>, если <text:span text:style-name="OrgCode">\(\varphi(f(\alpha)) = g(\alpha)\)</text:span>
</text:p>
      <text:p text:style-name="Text_20_body">если <text:span text:style-name="OrgCode">\(\varphi: \A \to \B\)</text:span> согласована с <text:span text:style-name="OrgCode">\(f, g\)</text:span> и оценка <text:span text:style-name="OrgCode">\(\llbracket \alpha \rrbracket_g \neq 1_\B\)</text:span>, то <text:span text:style-name="OrgCode">\(\llbracket \alpha \rrbracket_f \neq 1_\A\)</text:span>
</text:p>
      <text:p text:style-name="Text_20_body">ИИВ дизъюнктивно
</text:p>
      <text:p text:style-name="Text_20_body">Рассмторим алгебру Линденбаума: <text:span text:style-name="OrgCode">\(\mathcal{L}\)</text:span> <text:line-break/>Рассмотрим <text:span text:style-name="OrgCode">\(\Gamma(\mathcal{L})\)</text:span> <text:line-break/></text:p>
      <text:list text:style-name="OrgBulletedList" text:continue-numbering="false">
        <text:list-item>
          <text:p text:style-name="Text_20_body"><text:span text:style-name="OrgCode">\(\varphi: \Gamma(\mathcal{L}) \to \mathcal{L}\)</text:span>
</text:p>
        </text:list-item>
      </text:list>
      <text:p text:style-name="Text_20_body"><text:span text:style-name="OrgCode">\[ \varphi(x) = \begin{cases}1_\mathcal{L} &amp; ,\substack{x =\omega \\ x = 1_{\Gamma(\mathcal{L})}} \\ x &amp; , \text{иначе}\end{cases} \]</text:span> 
<text:span text:style-name="OrgCode">\(\varphi\)</text:span> — гомоморфизм <text:line-break/>Пусть <text:span text:style-name="OrgCode">\(\vdash \alpha \vee \beta\)</text:span>, тогда <text:span text:style-name="OrgCode">\(\llbracket \alpha \vee \beta \rrbracket_{\Gamma(\mathcal{L})} = 1_{\Gamma(\mathcal{L})}\)</text:span> <text:line-break/><text:span text:style-name="OrgCode">\(\llbracket \alpha + \beta \rrbracket = 1\)</text:span>, и т.к. <text:span text:style-name="OrgCode">\(\Gamma(\mathcal{L})\)</text:span> — Геделева то <text:span text:style-name="OrgCode">\(\llbracket \alpha \rrbracket = 1\)</text:span> или <text:span text:style-name="OrgCode">\(\llbracket \beta \rrbracket = 1\)</text:span> <text:line-break/>Пусть <text:span text:style-name="OrgCode">\(\not \vdash \alpha\)</text:span> и <text:span text:style-name="OrgCode">\(\not \vdash \beta\)</text:span>, тогда <text:span text:style-name="OrgCode">\(\varphi(\llbracket \alpha \rrbracket) \neq 1_\mathcal{L}\)</text:span> и <text:span text:style-name="OrgCode">\(\varphi(\llbracket \beta \rrbracket) \neq 1_\mathcal{L}\)</text:span>, т.е. <text:span text:style-name="OrgCode">\(\llbracket \alpha \rrbracket_\mathcal{L} \neq 1_\mathcal{L}\)</text:span> и <text:span text:style-name="OrgCode">\(\llbracket \beta \rrbracket_\mathcal{L} \neq 1_\mathcal{L}\)</text:span>, тогда <text:span text:style-name="OrgCode">\(\llbracket \alpha \rrbracket_{\Gamma(\mathcal{L})} \neq 1_{\Gamma(\mathcal{L})}\)</text:span> и <text:span text:style-name="OrgCode">\(\llbracket \beta \rrbracket_{\Gamma(\mathcal{L})} \neq 1_{\Gamma(\mathcal{L})}\)</text:span> ⇒ Противоречие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Ilya Yaroshevskiy</dc:creator>
    <meta:initial-creator>Ilya Yaroshevskiy</meta:initial-creator>
    <dc:date>2021-03-11T22:42:15</dc:date>
    <meta:creation-date>2021-03-11T22:42:15</meta:creation-date>
    <meta:generator>Emacs 28.0.50 (Org mode )</meta:generator>
    <meta:keyword/>
    <dc:subject/>
    <dc:title>Лекция 4</dc:title>
  </office:meta>
</office:document-meta>
</file>